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language="pt" fo:country="BR"/>
    </style:style>
    <style:style style:name="P3" style:family="paragraph" style:parent-style-name="Standard">
      <style:paragraph-properties fo:text-align="justify" style:justify-single-word="false"/>
      <style:text-properties fo:language="pt" fo:country="BR"/>
    </style:style>
    <style:style style:name="P4" style:family="paragraph" style:parent-style-name="Standard">
      <style:paragraph-properties fo:text-align="justify" style:justify-single-word="false"/>
      <style:text-properties fo:language="pt" fo:country="BR" officeooo:rsid="000cbcbb" officeooo:paragraph-rsid="000cbcbb"/>
    </style:style>
    <style:style style:name="P5" style:family="paragraph" style:parent-style-name="Standard">
      <style:paragraph-properties fo:text-align="justify" style:justify-single-word="false"/>
      <style:text-properties fo:language="pt" fo:country="BR" officeooo:rsid="001391a2" officeooo:paragraph-rsid="001391a2"/>
    </style:style>
    <style:style style:name="P6" style:family="paragraph" style:parent-style-name="Standard">
      <style:paragraph-properties fo:text-align="justify" style:justify-single-word="false"/>
      <style:text-properties fo:language="pt" fo:country="BR" officeooo:rsid="00154940" officeooo:paragraph-rsid="00154940"/>
    </style:style>
    <style:style style:name="P7" style:family="paragraph" style:parent-style-name="Standard">
      <style:paragraph-properties fo:text-align="justify" style:justify-single-word="false"/>
      <style:text-properties fo:language="pt" fo:country="BR" officeooo:rsid="001621e2" officeooo:paragraph-rsid="001621e2"/>
    </style:style>
    <style:style style:name="P8" style:family="paragraph" style:parent-style-name="Standard">
      <style:paragraph-properties fo:text-align="justify" style:justify-single-word="false"/>
      <style:text-properties fo:language="pt" fo:country="BR" officeooo:rsid="001621e2" officeooo:paragraph-rsid="0017ab9d"/>
    </style:style>
    <style:style style:name="P9" style:family="paragraph" style:parent-style-name="Standard">
      <style:paragraph-properties fo:text-align="justify" style:justify-single-word="false"/>
      <style:text-properties fo:language="pt" fo:country="BR" officeooo:rsid="0017ab9d" officeooo:paragraph-rsid="0017ab9d"/>
    </style:style>
    <style:style style:name="P10" style:family="paragraph" style:parent-style-name="Standard">
      <style:paragraph-properties fo:text-align="justify" style:justify-single-word="false"/>
      <style:text-properties fo:language="pt" fo:country="BR" officeooo:rsid="001d766d" officeooo:paragraph-rsid="001d766d"/>
    </style:style>
    <style:style style:name="P11" style:family="paragraph" style:parent-style-name="Standard">
      <style:paragraph-properties fo:text-align="justify" style:justify-single-word="false"/>
      <style:text-properties fo:language="pt" fo:country="BR" officeooo:rsid="001e068c" officeooo:paragraph-rsid="001e068c"/>
    </style:style>
    <style:style style:name="P12" style:family="paragraph" style:parent-style-name="Standard">
      <style:paragraph-properties fo:text-align="justify" style:justify-single-word="false"/>
      <style:text-properties fo:language="pt" fo:country="BR" officeooo:rsid="001e068c" officeooo:paragraph-rsid="001ed204"/>
    </style:style>
    <style:style style:name="P13" style:family="paragraph" style:parent-style-name="Standard">
      <style:paragraph-properties fo:text-align="justify" style:justify-single-word="false"/>
      <style:text-properties fo:language="pt" fo:country="BR" officeooo:rsid="001ed204" officeooo:paragraph-rsid="001ed204"/>
    </style:style>
    <style:style style:name="P14" style:family="paragraph" style:parent-style-name="Standard">
      <style:paragraph-properties fo:text-align="justify" style:justify-single-word="false"/>
      <style:text-properties fo:language="pt" fo:country="BR" officeooo:rsid="001d766d" officeooo:paragraph-rsid="001d766d" fo:background-color="#ff3300"/>
    </style:style>
    <style:style style:name="P15" style:family="paragraph" style:parent-style-name="Standard">
      <style:paragraph-properties fo:text-align="justify" style:justify-single-word="false"/>
      <style:text-properties fo:language="pt" fo:country="BR" officeooo:rsid="001e068c" officeooo:paragraph-rsid="001e068c" fo:background-color="#ff3300"/>
    </style:style>
    <style:style style:name="P16" style:family="paragraph" style:parent-style-name="Standard" style:master-page-name="MP0">
      <style:paragraph-properties fo:text-align="justify" style:justify-single-word="false" style:page-number="auto" fo:break-before="page"/>
      <style:text-properties fo:language="pt" fo:country="BR"/>
    </style:style>
    <style:style style:name="P17" style:family="paragraph" style:parent-style-name="Standard">
      <style:paragraph-properties fo:text-align="justify" style:justify-single-word="false"/>
      <style:text-properties fo:language="pt" fo:country="BR" officeooo:rsid="001621e2" officeooo:paragraph-rsid="0020eb6d"/>
    </style:style>
    <style:style style:name="P18" style:family="paragraph" style:parent-style-name="Standard">
      <style:paragraph-properties fo:text-align="justify" style:justify-single-word="false"/>
      <style:text-properties fo:language="pt" fo:country="BR" officeooo:rsid="001621e2" officeooo:paragraph-rsid="0017ab9d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text-align="justify" style:justify-single-word="false"/>
      <style:text-properties officeooo:paragraph-rsid="00231684"/>
    </style:style>
    <style:style style:name="P21" style:family="paragraph" style:parent-style-name="Standard">
      <style:paragraph-properties fo:text-align="justify" style:justify-single-word="false"/>
      <style:text-properties officeooo:paragraph-rsid="00278c67"/>
    </style:style>
    <style:style style:name="P22" style:family="paragraph" style:parent-style-name="Standard">
      <style:paragraph-properties fo:text-align="justify" style:justify-single-word="false"/>
      <style:text-properties officeooo:paragraph-rsid="0029b1cf"/>
    </style:style>
    <style:style style:name="P23" style:family="paragraph" style:parent-style-name="Standard">
      <style:paragraph-properties fo:text-align="justify" style:justify-single-word="false"/>
      <style:text-properties officeooo:paragraph-rsid="002fa7a6"/>
    </style:style>
    <style:style style:name="P24" style:family="paragraph" style:parent-style-name="Standard">
      <style:paragraph-properties fo:text-align="justify" style:justify-single-word="false"/>
      <style:text-properties officeooo:paragraph-rsid="00375989"/>
    </style:style>
    <style:style style:name="T1" style:family="text">
      <style:text-properties fo:language="pt" fo:country="BR"/>
    </style:style>
    <style:style style:name="T2" style:family="text">
      <style:text-properties fo:language="pt" fo:country="BR" fo:background-color="#ffff00" loext:char-shading-value="0"/>
    </style:style>
    <style:style style:name="T3" style:family="text">
      <style:text-properties fo:language="pt" fo:country="BR" officeooo:rsid="00231684" fo:background-color="#ffff00" loext:char-shading-value="0"/>
    </style:style>
    <style:style style:name="T4" style:family="text">
      <style:text-properties fo:language="pt" fo:country="BR" officeooo:rsid="002fa7a6" fo:background-color="#ffff00" loext:char-shading-value="0"/>
    </style:style>
    <style:style style:name="T5" style:family="text">
      <style:text-properties fo:language="pt" fo:country="BR" officeooo:rsid="001621e2"/>
    </style:style>
    <style:style style:name="T6" style:family="text">
      <style:text-properties fo:language="pt" fo:country="BR" officeooo:rsid="00278c67"/>
    </style:style>
    <style:style style:name="T7" style:family="text">
      <style:text-properties fo:language="pt" fo:country="BR" officeooo:rsid="00282b06"/>
    </style:style>
    <style:style style:name="T8" style:family="text">
      <style:text-properties fo:language="pt" fo:country="BR" officeooo:rsid="0029b1cf"/>
    </style:style>
    <style:style style:name="T9" style:family="text">
      <style:text-properties fo:language="pt" fo:country="BR" officeooo:rsid="002ac701"/>
    </style:style>
    <style:style style:name="T10" style:family="text">
      <style:text-properties fo:language="pt" fo:country="BR" officeooo:rsid="002cbbd9"/>
    </style:style>
    <style:style style:name="T11" style:family="text">
      <style:text-properties fo:language="pt" fo:country="BR" officeooo:rsid="002e8b60"/>
    </style:style>
    <style:style style:name="T12" style:family="text">
      <style:text-properties fo:language="pt" fo:country="BR" officeooo:rsid="002fa7a6"/>
    </style:style>
    <style:style style:name="T13" style:family="text">
      <style:text-properties fo:language="pt" fo:country="BR" officeooo:rsid="00231684"/>
    </style:style>
    <style:style style:name="T14" style:family="text">
      <style:text-properties fo:language="pt" fo:country="BR" officeooo:rsid="001c3b4b" fo:background-color="#9933ff" loext:char-shading-value="0"/>
    </style:style>
    <style:style style:name="T15" style:family="text">
      <style:text-properties fo:language="pt" fo:country="BR" officeooo:rsid="001621e2" fo:background-color="#9933ff" loext:char-shading-value="0"/>
    </style:style>
    <style:style style:name="T16" style:family="text">
      <style:text-properties fo:language="pt" fo:country="BR" officeooo:rsid="0017ab9d" fo:background-color="#9933ff" loext:char-shading-value="0"/>
    </style:style>
    <style:style style:name="T17" style:family="text">
      <style:text-properties fo:language="pt" fo:country="BR" officeooo:rsid="00231684" fo:background-color="#00cc00" loext:char-shading-value="0"/>
    </style:style>
    <style:style style:name="T18" style:family="text">
      <style:text-properties fo:language="pt" fo:country="BR" officeooo:rsid="002fa7a6" fo:background-color="#00cc00" loext:char-shading-value="0"/>
    </style:style>
    <style:style style:name="T19" style:family="text">
      <style:text-properties fo:language="pt" fo:country="BR" officeooo:rsid="00316130"/>
    </style:style>
    <style:style style:name="T20" style:family="text">
      <style:text-properties fo:language="pt" fo:country="BR" officeooo:rsid="00231684" fo:background-color="#ffffff" loext:char-shading-value="0"/>
    </style:style>
    <style:style style:name="T21" style:family="text">
      <style:text-properties fo:language="pt" fo:country="BR" officeooo:rsid="00316130" fo:background-color="#ffffff" loext:char-shading-value="0"/>
    </style:style>
    <style:style style:name="T22" style:family="text">
      <style:text-properties fo:language="pt" fo:country="BR" officeooo:rsid="0032aaa8" fo:background-color="#ffffff" loext:char-shading-value="0"/>
    </style:style>
    <style:style style:name="T23" style:family="text">
      <style:text-properties fo:language="pt" fo:country="BR" officeooo:rsid="00346b0c" fo:background-color="#ffffff" loext:char-shading-value="0"/>
    </style:style>
    <style:style style:name="T24" style:family="text">
      <style:text-properties fo:language="pt" fo:country="BR" officeooo:rsid="0035de80" fo:background-color="#ffffff" loext:char-shading-value="0"/>
    </style:style>
    <style:style style:name="T25" style:family="text">
      <style:text-properties fo:language="pt" fo:country="BR" officeooo:rsid="002fa7a6" fo:background-color="#ffffff" loext:char-shading-value="0"/>
    </style:style>
    <style:style style:name="T26" style:family="text">
      <style:text-properties officeooo:rsid="000f9898"/>
    </style:style>
    <style:style style:name="T27" style:family="text">
      <style:text-properties officeooo:rsid="00154940"/>
    </style:style>
    <style:style style:name="T28" style:family="text">
      <style:text-properties officeooo:rsid="0016bef2"/>
    </style:style>
    <style:style style:name="T29" style:family="text">
      <style:text-properties officeooo:rsid="00191ce8"/>
    </style:style>
    <style:style style:name="T30" style:family="text">
      <style:text-properties officeooo:rsid="001e068c"/>
    </style:style>
    <style:style style:name="T31" style:family="text">
      <style:text-properties officeooo:rsid="001ed204"/>
    </style:style>
    <style:style style:name="T32" style:family="text">
      <style:text-properties officeooo:rsid="00231684"/>
    </style:style>
    <style:style style:name="T33" style:family="text">
      <style:text-properties officeooo:rsid="0024a090"/>
    </style:style>
    <style:style style:name="T34" style:family="text">
      <style:text-properties officeooo:rsid="00282b06"/>
    </style:style>
    <style:style style:name="T35" style:family="text">
      <style:text-properties officeooo:rsid="002ac701"/>
    </style:style>
    <style:style style:name="T36" style:family="text">
      <style:text-properties officeooo:rsid="000f9898" fo:background-color="#cc00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4 Métricas de Software</text:p>
      <text:p text:style-name="P3"/>
      <text:p text:style-name="P3">4.1 <text:span text:style-name="T34">Processo de </text:span>Medição </text:p>
      <text:p text:style-name="P3"/>
      <text:p text:style-name="P1"><text:span text:style-name="T1">A ISO 15939 </text:span><text:span text:style-name="Fonte_20_parág._20_padrão"><text:span text:style-name="T2">(REFEÊNCIA 1)</text:span></text:span><text:span text:style-name="T1"> define medição como a união de operações cujo objetivo é atribuir um valor a uma métrica. Ainda segundo a ISO 15939, </text:span><text:span text:style-name="Fonte_20_parág._20_padrão"><text:span text:style-name="T2">(REFEÊNCIA 1)</text:span></text:span><text:span text:style-name="T1"> o processo de medição é a chave primária para a gerência de um software e suas atividades no seu ciclo de vida, além disso, um processo de melhoria contínua requer mudanças evolutivas e mudanças evolutivas requerem um processo de medição.</text:span></text:p>
      <text:p text:style-name="P22"><text:span text:style-name="T1"><text:tab/></text:span><text:span text:style-name="T8">Complementando o conceito levantado anteriormente, é possível afirmar d</text:span><text:span text:style-name="T5">e acordo com a ISO/IEC 9126-1 </text:span><text:span text:style-name="T14">(</text:span><text:span text:style-name="Fonte_20_parág._20_padrão"><text:span text:style-name="T14">R</text:span></text:span><text:span text:style-name="Fonte_20_parág._20_padrão"><text:span text:style-name="T15">EFEÊNCIA </text:span></text:span><text:span text:style-name="Fonte_20_parág._20_padrão"><text:span text:style-name="T16">2</text:span></text:span><text:span text:style-name="Fonte_20_parág._20_padrão"><text:span text:style-name="T15">) </text:span></text:span><text:span text:style-name="T5"><text:s/></text:span><text:span text:style-name="T8">que</text:span><text:span text:style-name="T5"> </text:span><text:span text:style-name="T6">a medição é </text:span><text:span text:style-name="T7">a utilização</text:span><text:span text:style-name="T6"> de uma métrica para <text:s/>atribuir um valor, que pode ser um número ou uma categoria, obtido a partir de uma escala a um atributo de uma entidade.</text:span><text:span text:style-name="T5"> </text:span></text:p>
      <text:p text:style-name="P23"><text:span text:style-name="T5"><text:tab/></text:span><text:span text:style-name="T9">A escala, citada anteriormente, pode ser definida como um conjunto de categorias para as quais os atributos estão mapeados, </text:span><text:span text:style-name="T10">de modo que um atributo de medição está associado a uma escala </text:span><text:span text:style-name="T12">(ISO 15939) </text:span><text:span text:style-name="Fonte_20_parág._20_padrão"><text:span text:style-name="T4">(REFEÊNCIA 1)</text:span></text:span><text:span text:style-name="T12"> </text:span><text:span text:style-name="T10">. Essas escalas podem ser divididas em:<text:tab/></text:span></text:p>
      <text:p text:style-name="P23"><text:span text:style-name="T10"><text:tab/>- </text:span><text:span text:style-name="T11">Nominal: </text:span><text:span text:style-name="T12">A ordem não possui significado na </text:span><text:span text:style-name="T19">interpretação</text:span><text:span text:style-name="T12"> dos valores (Meirelles 2013)</text:span><text:span text:style-name="T13"> </text:span><text:span text:style-name="Fonte_20_parág._20_padrão"><text:span text:style-name="T17">(REFEÊNCIA </text:span></text:span><text:span text:style-name="Fonte_20_parág._20_padrão"><text:span text:style-name="T18">4</text:span></text:span><text:span text:style-name="Fonte_20_parág._20_padrão"><text:span text:style-name="T17">)</text:span></text:span></text:p>
      <text:p text:style-name="P24"><text:span text:style-name="Fonte_20_parág._20_padrão"><text:span text:style-name="T20"><text:tab/>- </text:span></text:span><text:span text:style-name="Fonte_20_parág._20_padrão"><text:span text:style-name="T21">Ordinal: A ordem dos valores possui significado, porém a distância entre os valores não. </text:span></text:span><text:span text:style-name="Fonte_20_parág._20_padrão"><text:span text:style-name="T25">(Meirelles 2013)</text:span></text:span><text:span text:style-name="Fonte_20_parág._20_padrão"><text:span text:style-name="T20"> </text:span></text:span><text:span text:style-name="Fonte_20_parág._20_padrão"><text:span text:style-name="T17">(REFEÊNCIA </text:span></text:span><text:span text:style-name="Fonte_20_parág._20_padrão"><text:span text:style-name="T18">4</text:span></text:span><text:span text:style-name="Fonte_20_parág._20_padrão"><text:span text:style-name="T17">)</text:span></text:span></text:p>
      <text:p text:style-name="P24"><text:span text:style-name="Fonte_20_parág._20_padrão"><text:span text:style-name="T21"><text:tab/>- <text:s/></text:span></text:span><text:span text:style-name="Fonte_20_parág._20_padrão"><text:span text:style-name="T22">Intervalo: </text:span></text:span><text:span text:style-name="Fonte_20_parág._20_padrão"><text:span text:style-name="T21"><text:s/>A ordem dos valores possui significado </text:span></text:span><text:span text:style-name="Fonte_20_parág._20_padrão"><text:span text:style-name="T22">e</text:span></text:span><text:span text:style-name="Fonte_20_parág._20_padrão"><text:span text:style-name="T21"> a distância entre os valores </text:span></text:span><text:span text:style-name="Fonte_20_parág._20_padrão"><text:span text:style-name="T22">também. Porém, a proporção entre os valores não </text:span></text:span><text:span text:style-name="Fonte_20_parág._20_padrão"><text:span text:style-name="T23">necessariamente</text:span></text:span><text:span text:style-name="Fonte_20_parág._20_padrão"><text:span text:style-name="T22"> </text:span></text:span><text:span text:style-name="Fonte_20_parág._20_padrão"><text:span text:style-name="T23">possui significado</text:span></text:span><text:span text:style-name="Fonte_20_parág._20_padrão"><text:span text:style-name="T22">. </text:span></text:span><text:span text:style-name="Fonte_20_parág._20_padrão"><text:span text:style-name="T25">(Meirelles 2013)</text:span></text:span><text:span text:style-name="Fonte_20_parág._20_padrão"><text:span text:style-name="T20"> </text:span></text:span><text:span text:style-name="Fonte_20_parág._20_padrão"><text:span text:style-name="T17">(REFEÊNCIA </text:span></text:span><text:span text:style-name="Fonte_20_parág._20_padrão"><text:span text:style-name="T18">4</text:span></text:span><text:span text:style-name="Fonte_20_parág._20_padrão"><text:span text:style-name="T17">)</text:span></text:span></text:p>
      <text:p text:style-name="P24"><text:span text:style-name="Fonte_20_parág._20_padrão"><text:span text:style-name="T22"><text:tab/>- </text:span></text:span><text:span text:style-name="Fonte_20_parág._20_padrão"><text:span text:style-name="T23">Racional: Semelhante a a medida com escala do tipo intervalo, porém a </text:span></text:span><text:span text:style-name="Fonte_20_parág._20_padrão"><text:span text:style-name="T24">proporção</text:span></text:span><text:span text:style-name="Fonte_20_parág._20_padrão"><text:span text:style-name="T23"> possui significado. </text:span></text:span><text:span text:style-name="Fonte_20_parág._20_padrão"><text:span text:style-name="T25">(Meirelles 2013)</text:span></text:span><text:span text:style-name="Fonte_20_parág._20_padrão"><text:span text:style-name="T20"> </text:span></text:span><text:span text:style-name="Fonte_20_parág._20_padrão"><text:span text:style-name="T17">(REFEÊNCIA </text:span></text:span><text:span text:style-name="Fonte_20_parág._20_padrão"><text:span text:style-name="T18">4</text:span></text:span><text:span text:style-name="Fonte_20_parág._20_padrão"><text:span text:style-name="T17">)</text:span></text:span></text:p>
      <text:p text:style-name="P21"><text:tab/><text:span text:style-name="T32">A ISO 15939 </text:span><text:span text:style-name="Fonte_20_parág._20_padrão"><text:span text:style-name="T3">(REFEÊNCIA 1)</text:span></text:span><text:span text:style-name="T32"> divide o processo de medição em dois métodos diferentes, que se distinguem pela natureza do que é quantificado:</text:span></text:p>
      <text:p text:style-name="P20"><text:tab/>- <text:span text:style-name="T33">Subjetiva: Quantificação envolvendo julgamento de um humano</text:span></text:p>
      <text:p text:style-name="P20"><text:tab/>- <text:span text:style-name="T33">Objetiva: Quantificação baseada em regras numéricas. Essas regras podem ser implementadas por um humano.</text:span></text:p>
      <text:p text:style-name="P1"><text:span text:style-name="T1"/></text:p>
      <text:p text:style-name="P4">4.<text:span text:style-name="T35">3</text:span> Definição das métricas de software</text:p>
      <text:p text:style-name="P4"/>
      <text:p text:style-name="P8"><text:span text:style-name="T26">Fenton e Pfleeger </text:span><text:span text:style-name="T36">(REFERENCIA 3)</text:span><text:span text:style-name="T26">, mostraram que o termo métricas de software abrange muitas atividades, as quais estão envolvidas em um certo grau de medição de um software, como por exemplo estimativa de custo e de esforço, capacidade de reaproveitamento de elementos do software. Nesse contexto ISO/IEC 9126-1 categoriza as seguintes métricas de acordo com os diferentes tipos de medição:</text:span></text:p>
      <text:p text:style-name="P7"/>
      <text:p text:style-name="P17">- <text:span text:style-name="T28">Métricas internas: Aplicadas em um produto de software não executável, como código fonte. Oferecem aos usuários, desenvolvedores ou avaliadores o benefício de poder avaliar a qualidade do produto antes que ele seja executável.</text:span></text:p>
      <text:p text:style-name="P8">- <text:span text:style-name="T28">Métrica externas: Aplicadas a um produto de software executável, medindo o comportamento do sistema do qual o software é uma parte através de teste, operação ou mesmo obervação. Oferecem aos usuários, desenvolvedores ou avaliadores o benefício de poder avaliar a qualidade do produto durante seu processo de teste <text:s/>ou operação.</text:span></text:p>
      <text:p text:style-name="P8">- <text:span text:style-name="T29">Métricas de qualidade em uso: Aplicadas para medir o quanto um produto atende as necessidades de um usuário para que sejam atingidas metas especificadas como eficácia, produtividade, segurança e satisfação.</text:span></text:p>
      <text:p text:style-name="P8"/>
      <text:p text:style-name="P8"/>
      <text:p text:style-name="P6"/>
      <text:p text:style-name="P10"><text:soft-page-break/>4.3 Métricas de código fonte</text:p>
      <text:p text:style-name="P10"/>
      <text:p text:style-name="P14">Explicar o que são métricas de código fonte e sua importância</text:p>
      <text:p text:style-name="P10"/>
      <text:p text:style-name="P10">4.3.1 Métricas de tamanho <text:span text:style-name="T30">e complexidade</text:span></text:p>
      <text:p text:style-name="P10"/>
      <text:p text:style-name="P14">Explicar o que são métricas de tamanho </text:p>
      <text:p text:style-name="P10"/>
      <text:p text:style-name="P10">- <text:span text:style-name="T30">LOC</text:span></text:p>
      <text:p text:style-name="P10">- <text:span text:style-name="T30">AMLOC</text:span></text:p>
      <text:p text:style-name="P10">- <text:span text:style-name="T30">ACCM</text:span></text:p>
      <text:p text:style-name="P10"/>
      <text:p text:style-name="P11">4.3.2 Métricas de Orientação a Objetos</text:p>
      <text:p text:style-name="P11"/>
      <text:p text:style-name="P15">Explicar o que são métricas de orientação a objetos </text:p>
      <text:p text:style-name="P11"/>
      <text:p text:style-name="P11">- <text:span text:style-name="T31">ACC</text:span></text:p>
      <text:p text:style-name="P11">- <text:span text:style-name="T31">ANPM</text:span></text:p>
      <text:p text:style-name="P11">- <text:span text:style-name="T31">CBO</text:span></text:p>
      <text:p text:style-name="P12">- <text:span text:style-name="T31">DIT</text:span></text:p>
      <text:p text:style-name="P12">- <text:span text:style-name="T31">LCOM4</text:span></text:p>
      <text:p text:style-name="P12">- <text:span text:style-name="T31">NOC</text:span></text:p>
      <text:p text:style-name="P12">- <text:span text:style-name="T31">NOM</text:span></text:p>
      <text:p text:style-name="P12">- <text:span text:style-name="T31">NPA</text:span></text:p>
      <text:p text:style-name="P13">- RFC</text:p>
      <text:p text:style-name="P4"><text:s/></text:p>
      <text:p text:style-name="P3"/>
      <text:p text:style-name="P3"/>
      <text:p text:style-name="P3"/>
      <text:p text:style-name="P3">Referências</text:p>
      <text:p text:style-name="P3"/>
      <text:p text:style-name="P3">Referencia 1 – Arquivo Adoption of ISOIEC 15939 Systems and Software Engineerin na pasta referências/métricas Dropbox</text:p>
      <text:p text:style-name="P3"/>
      <text:p text:style-name="P9">Referencia 2 – ISO 9126 referências/métricas Dropbox</text:p>
      <text:p text:style-name="P3"/>
      <text:p text:style-name="P5">Referencia <text:span text:style-name="T27">3</text:span>- Livro Software Metrics na pasta referências/metricas Dropbox</text:p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02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creation-date>2014-09-05T19:52:00Z</meta:creation-date>
    <dc:date>2014-09-13T00:20:32.892954316</dc:date>
    <meta:editing-cycles>42</meta:editing-cycles>
    <meta:editing-duration>PT8H43M2S</meta:editing-duration>
    <meta:document-statistic meta:table-count="0" meta:image-count="0" meta:object-count="0" meta:page-count="2" meta:paragraph-count="40" meta:word-count="577" meta:character-count="3619" meta:non-whitespace-character-count="3059"/>
    <meta:template xlink:type="simple" xlink:actuate="onRequest" xlink:title="" xlink:href="Normal"/>
  </office:meta>
</office:document-meta>
</file>